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total_con_IV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textos_especiale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oste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oste_llamada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ste_sm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ste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arifa_st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tarifa_minim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incluidos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oste_incluido_s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ncluidos_sms 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ncluidos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gasto_minuto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asto_llamada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asto_sm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gasto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formulas_especial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otal_bas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otal_sin_IV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n_4G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obrecoste_interne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$scope.datos.tabla[i].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"/>
        </table:table-row>
      </table:table>
      <table:table table:name="Hoja2" table:style-name="ta1">
        <table:table-column table:style-name="co5" table:number-columns-repeated="2" table:default-cell-style-name="Default"/>
        <table:table-column table:style-name="co5" table:default-cell-style-name="ce5"/>
        <table:table-column table:style-name="co5" table:number-columns-repeated="23" table:default-cell-style-name="Default"/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RED a</text:p>
          </table:table-cell>
          <table:table-cell table:style-name="ce3" office:value-type="string" calcext:value-type="string">
            <text:p>Al Mes + 21% de Impuestos</text:p>
          </table:table-cell>
          <table:table-cell table:style-name="ce1" office:value-type="string" calcext:value-type="string">
            <text:p>Al Mes + IVA</text:p>
          </table:table-cell>
          <table:table-cell table:style-name="ce1"/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Internet Problematico</text:p>
          </table:table-cell>
          <table:table-cell table:style-name="ce1" office:value-type="string" calcext:value-type="string">
            <text:p>C. MIN cent</text:p>
          </table:table-cell>
          <table:table-cell table:style-name="ce1" office:value-type="string" calcext:value-type="string">
            <text:p>C. Llam cent</text:p>
          </table:table-cell>
          <table:table-cell table:style-name="ce1" office:value-type="string" calcext:value-type="string">
            <text:p>C. SMS cent</text:p>
          </table:table-cell>
          <table:table-cell table:style-name="ce1" office:value-type="string" calcext:value-type="string">
            <text:p>C. Mb cent</text:p>
          </table:table-cell>
          <table:table-cell table:style-name="ce1" office:value-type="string" calcext:value-type="string">
            <text:p>Tarifa</text:p>
          </table:table-cell>
          <table:table-cell table:style-name="ce1" office:value-type="string" calcext:value-type="string">
            <text:p>T. Min</text:p>
          </table:table-cell>
          <table:table-cell table:style-name="ce1" office:value-type="string" calcext:value-type="string">
            <text:p>Inc. Min</text:p>
          </table:table-cell>
          <table:table-cell table:style-name="ce1" office:value-type="string" calcext:value-type="string">
            <text:p>C.Llam esta incluido?</text:p>
          </table:table-cell>
          <table:table-cell table:style-name="ce1" office:value-type="string" calcext:value-type="string">
            <text:p>Inc SMS</text:p>
          </table:table-cell>
          <table:table-cell table:style-name="ce1" office:value-type="string" calcext:value-type="string">
            <text:p>Inc. Meg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lamadas</text:p>
          </table:table-cell>
          <table:table-cell table:style-name="ce1" office:value-type="string" calcext:value-type="string">
            <text:p>SMS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Formulas Especi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+ Minimo</text:p>
          </table:table-cell>
          <table:table-cell table:style-name="ce1" office:value-type="string" calcext:value-type="string">
            <text:p>4G</text:p>
          </table:table-cell>
          <table:table-cell table:style-name="ce1" office:value-type="string" calcext:value-type="string">
            <text:p>Sobrecoste</text:p>
          </table:table-cell>
        </table:table-row>
        <table:table-row table:style-name="ro2">
          <table:table-cell table:style-name="ce2" office:value-type="string" calcext:value-type="string">
            <text:p>Prueba1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22.99" calcext:value-type="float">
            <text:p>22,99</text:p>
          </table:table-cell>
          <table:table-cell table:style-name="ce2" office:value-type="float" office:value="112.04" calcext:value-type="float">
            <text:p>112,04</text:p>
          </table:table-cell>
          <table:table-cell table:style-name="ce2" table:formula="of:=[.D2]-[.C2]" office:value-type="float" office:value="89.05" calcext:value-type="float">
            <text:p>89,05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Sin datos actualmente, pendiente</text:p>
          </table:table-cell>
          <table:table-cell table:style-name="ce2" office:value-type="string" calcext:value-type="string">
            <text:p>4.7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I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Yoigo Infinita 39</text:p>
          </table:table-cell>
          <table:table-cell table:style-name="ce2" office:value-type="string" calcext:value-type="string">
            <text:p>Yoigo+Movistar</text:p>
          </table:table-cell>
          <table:table-cell table:style-name="ce4" office:value-type="float" office:value="39.24" calcext:value-type="float">
            <text:p>39,24</text:p>
          </table:table-cell>
          <table:table-cell table:style-name="ce2" office:value-type="float" office:value="47.19" calcext:value-type="float">
            <text:p>47,19</text:p>
          </table:table-cell>
          <table:table-cell table:style-name="ce2" table:formula="of:=[.D3]-[.C3]" office:value-type="float" office:value="7.95" calcext:value-type="float">
            <text:p>7,95</text:p>
          </table:table-cell>
          <table:table-cell table:style-name="ce2" table:number-columns-repeated="11"/>
          <table:table-cell table:style-name="ce2" table:formula="of:=[.S2]*[.R3]/[.R2]" office:value-type="float" office:value="4.45" calcext:value-type="float">
            <text:p>4,45</text:p>
          </table:table-cell>
          <table:table-cell table:style-name="ce2" table:formula="of:=[.R2]-[.N2]" office:value-type="float" office:value="89" calcext:value-type="float">
            <text:p>89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Prueba2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47.19" calcext:value-type="float">
            <text:p>47,19</text:p>
          </table:table-cell>
          <table:table-cell table:style-name="ce2" office:value-type="float" office:value="47.19" calcext:value-type="float">
            <text:p>47,19</text:p>
          </table:table-cell>
          <table:table-cell table:style-name="ce2" table:number-columns-repeated="12"/>
          <table:table-cell table:style-name="ce2" table:formula="of:=[.Q3]*[.I2]/100" office:value-type="float" office:value="0.267" calcext:value-type="float">
            <text:p>0,267</text:p>
          </table:table-cell>
          <table:table-cell table:style-name="ce2" table:formula="of:=[.R3]*[.H2]/100" office:value-type="float" office:value="4.45" calcext:value-type="float">
            <text:p>4,45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Amena 18e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19.95" calcext:value-type="float">
            <text:p>19,95</text:p>
          </table:table-cell>
          <table:table-cell table:style-name="ce2" office:value-type="float" office:value="19.95" calcext:value-type="float">
            <text:p>19,95</text:p>
          </table:table-cell>
          <table:table-cell table:style-name="ce2" table:number-columns-repeated="13"/>
          <table:table-cell table:style-name="ce2" table:formula="of:=[.R4]+[.Q4]" office:value-type="float" office:value="4.717" calcext:value-type="float">
            <text:p>4,717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Amena 6e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7.84" calcext:value-type="float">
            <text:p>7,84</text:p>
          </table:table-cell>
          <table:table-cell table:style-name="ce2" office:value-type="float" office:value="7.85" calcext:value-type="float">
            <text:p>7,85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Carrefour Movil Más Ahorro 1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10.36" calcext:value-type="float">
            <text:p>10,36</text:p>
          </table:table-cell>
          <table:table-cell table:style-name="ce2" office:value-type="float" office:value="10.36" calcext:value-type="float">
            <text:p>10,36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Carrefour Movil Redonda 25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25.19" calcext:value-type="float">
            <text:p>25,19</text:p>
          </table:table-cell>
          <table:table-cell table:style-name="ce2" office:value-type="float" office:value="25.19" calcext:value-type="float">
            <text:p>25,19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Carrefour Movil Mini 12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14.71" calcext:value-type="float">
            <text:p>14,71</text:p>
          </table:table-cell>
          <table:table-cell table:style-name="ce2" office:value-type="float" office:value="127.2" calcext:value-type="float">
            <text:p>127,2</text:p>
          </table:table-cell>
          <table:table-cell table:style-name="ce2" table:formula="of:=[.D9]-[.C9]" office:value-type="float" office:value="112.49" calcext:value-type="float">
            <text:p>112,49</text:p>
          </table:table-cell>
          <table:table-cell table:style-name="ce2" table:number-columns-repeated="21"/>
        </table:table-row>
        <table:table-row table:style-name="ro4">
          <table:table-cell table:style-name="ce2" office:value-type="string" calcext:value-type="string">
            <text:p>Happy Móvil Habla y Navega Basica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3.62" calcext:value-type="float">
            <text:p>3,62</text:p>
          </table:table-cell>
          <table:table-cell table:style-name="ce2" office:value-type="float" office:value="22.37" calcext:value-type="float">
            <text:p>22,37</text:p>
          </table:table-cell>
          <table:table-cell table:style-name="ce2" table:formula="of:=[.D10]-[.C10]" office:value-type="float" office:value="18.75" calcext:value-type="float">
            <text:p>18,75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Happy Móvil Habla y Navega Mini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4.62" calcext:value-type="float">
            <text:p>4,62</text:p>
          </table:table-cell>
          <table:table-cell table:style-name="ce2" office:value-type="float" office:value="17.13" calcext:value-type="float">
            <text:p>17,13</text:p>
          </table:table-cell>
          <table:table-cell table:style-name="ce2" table:formula="of:=[.D11]-[.C11]" office:value-type="float" office:value="12.51" calcext:value-type="float">
            <text:p>12,51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Happy Móvil Habla y Navega PR1</text:p>
          </table:table-cell>
          <table:table-cell table:style-name="ce2" office:value-type="string" calcext:value-type="string">
            <text:p>Orange</text:p>
          </table:table-cell>
          <table:table-cell table:style-name="ce4" office:value-type="float" office:value="6.03" calcext:value-type="float">
            <text:p>6,03</text:p>
          </table:table-cell>
          <table:table-cell table:style-name="ce2" office:value-type="float" office:value="6.03" calcext:value-type="float">
            <text:p>6,03</text:p>
          </table:table-cell>
          <table:table-cell table:style-name="ce2" table:number-columns-repeated="22"/>
        </table:table-row>
        <table:table-row table:style-name="ro3">
          <table:table-cell table:style-name="ce2" office:value-type="string" calcext:value-type="string">
            <text:p>Happy Móvil H</text:p>
          </table:table-cell>
          <table:table-cell table:number-columns-repeated="2"/>
          <table:table-cell office:value-type="float" office:value="8.73" calcext:value-type="float">
            <text:p>8,7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.39" calcext:value-type="float">
            <text:p>8,3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2.75" calcext:value-type="float">
            <text:p>22,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43" calcext:value-type="float">
            <text:p>32,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.39" calcext:value-type="float">
            <text:p>12,3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.75" calcext:value-type="float">
            <text:p>26,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6.43" calcext:value-type="float">
            <text:p>36,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.38" calcext:value-type="float">
            <text:p>16,3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75" calcext:value-type="float">
            <text:p>30,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0.43" calcext:value-type="float">
            <text:p>40,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.34" calcext:value-type="float">
            <text:p>25,3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9.69" calcext:value-type="float">
            <text:p>39,6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9.37" calcext:value-type="float">
            <text:p>49,3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43" calcext:value-type="float">
            <text:p>32,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7.27" calcext:value-type="float">
            <text:p>37,2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5.74" calcext:value-type="float">
            <text:p>45,7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5.42" calcext:value-type="float">
            <text:p>55,4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.27" calcext:value-type="float">
            <text:p>12,2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4.69" calcext:value-type="float">
            <text:p>44,6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1.1" calcext:value-type="float">
            <text:p>11,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0.19" calcext:value-type="float">
            <text:p>20,1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1.19" calcext:value-type="float">
            <text:p>31,1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0.19" calcext:value-type="float">
            <text:p>40,1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.03" calcext:value-type="float">
            <text:p>12,0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13" calcext:value-type="float">
            <text:p>30,1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52" calcext:value-type="float">
            <text:p>30,5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.75" calcext:value-type="float">
            <text:p>7,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.36" calcext:value-type="float">
            <text:p>25,3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.79" calcext:value-type="float">
            <text:p>7,7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0.88" calcext:value-type="float">
            <text:p>10,8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0.88" calcext:value-type="float">
            <text:p>20,8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88" calcext:value-type="float">
            <text:p>30,8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7.13" calcext:value-type="float">
            <text:p>37,1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9.8" calcext:value-type="float">
            <text:p>39,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54" calcext:value-type="float">
            <text:p>32,5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7.13" calcext:value-type="float">
            <text:p>7,1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7.72" calcext:value-type="float">
            <text:p>37,7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46" calcext:value-type="float">
            <text:p>30,4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89" calcext:value-type="float">
            <text:p>32,8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.63" calcext:value-type="float">
            <text:p>25,6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4.5" calcext:value-type="float">
            <text:p>14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89" calcext:value-type="float">
            <text:p>32,8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.63" calcext:value-type="float">
            <text:p>25,6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5.5" calcext:value-type="float">
            <text:p>15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.1" calcext:value-type="float">
            <text:p>8,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.1" calcext:value-type="float">
            <text:p>12,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1.1" calcext:value-type="float">
            <text:p>11,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9.11" calcext:value-type="float">
            <text:p>19,1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9.41" calcext:value-type="float">
            <text:p>9,4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1.7" calcext:value-type="float">
            <text:p>11,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9.29" calcext:value-type="float">
            <text:p>19,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2.29" calcext:value-type="float">
            <text:p>22,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29" calcext:value-type="float">
            <text:p>32,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9.29" calcext:value-type="float">
            <text:p>39,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0.29" calcext:value-type="float">
            <text:p>50,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5.24" calcext:value-type="float">
            <text:p>25,2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.24" calcext:value-type="float">
            <text:p>32,2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8.08" calcext:value-type="float">
            <text:p>48,0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2.15" calcext:value-type="float">
            <text:p>12,15</text:p>
          </table:table-cell>
          <table:table-cell table:number-columns-repeated="22"/>
        </table:table-row>
        <table:table-row table:style-name="ro1" table:number-rows-repeated="104848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8:41:17.121819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8:41:18.895162575</meta:creation-date>
    <meta:editing-duration>PT1H5M44S</meta:editing-duration>
    <meta:editing-cycles>2</meta:editing-cycles>
    <meta:generator>LibreOffice/4.4.0.2$Linux_X86_64 LibreOffice_project/40m0$Build-2</meta:generator>
    <dc:date>2015-02-23T20:47:32.566582750</dc:date>
    <meta:document-statistic meta:table-count="2" meta:cell-count="315" meta:object-count="0"/>
  </office:meta>
</office:document-meta>
</file>